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style:font-name="Times New Roman" fo:font-size="10.5pt" style:font-size-asian="10.5pt"/>
    </style:style>
    <style:style style:name="P3" style:family="paragraph" style:parent-style-name="western">
      <style:paragraph-properties fo:margin-left="0cm" fo:margin-right="0cm" fo:text-align="justify" style:justify-single-word="false" fo:text-indent="1.249cm" style:auto-text-indent="false"/>
    </style:style>
    <style:style style:name="P4" style:family="paragraph" style:parent-style-name="Text_20_body" style:master-page-name="MP0">
      <style:paragraph-properties fo:margin-left="0cm" fo:margin-right="0cm" fo:text-align="justify" style:justify-single-word="false" fo:text-indent="1.249cm" style:auto-text-indent="false" style:page-number="auto" fo:break-before="page"/>
      <style:text-properties style:font-name="Times New Roman" fo:font-size="10.5pt" style:font-size-asian="10.5pt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style:font-name="Times New Roman" fo:font-size="11pt" style:font-size-asian="11pt" style:font-size-complex="11pt"/>
    </style:style>
    <style:style style:name="T1" style:family="text">
      <style:text-properties style:font-name="Times New Roman" fo:font-size="11pt" style:font-size-asian="11pt"/>
    </style:style>
    <style:style style:name="T2" style:family="text">
      <style:text-properties style:font-name="Times New Roman" fo:font-size="10.5pt" style:font-size-asian="10.5pt"/>
    </style:style>
    <style:style style:name="T3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stos etc.</text:p>
      <text:p text:style-name="P1"><text:span text:style-name="Fonte_20_parág._20_padrão"><text:span text:style-name="T1">Trata-se de PEC com penas unificadas, em que</text:span></text:span><text:span text:style-name="Fonte_20_parág._20_padrão"><text:span text:style-name="T2"> a Defesa pugnou pela progressão de regime.</text:span></text:span></text:p>
      <text:p text:style-name="P2">Instado a se manifestar, o Ministério Público pugnou pela retificação da GEP, para fazer constar como data base a última prisão do apenado, em 24.02.2021, consoante entendimento do STJ.</text:p>
      <text:p text:style-name="P2">Relatados.</text:p>
      <text:p text:style-name="P2">Com razão o Ministério Público.</text:p>
      <text:p text:style-name="P2">Isso porque os autos demonstram que apesar de intimado, o apenado nunca compareceu para cumprir a pena restritiva de direito (evento 4) e, posteriormente, teve outra pena unificada no evento 46, em regime fechado, quando então foi preso em 24.02.2021.</text:p>
      <text:p text:style-name="P5">Em caso de unificação de penas, o Superior Tribunal de Justiça, em decisão de sua Terceira Seção, competente para unificar a jurisprudência criminal, firmou entendimento, que também é seguido pacificamente pela eg. Câmara Criminal do Tribunal de Justiça do Rio Grande do Norte, de que a data base deve ser a última prisão ou falta grave do apenado (Resp 1.557.461/SC) .</text:p>
      <text:p text:style-name="P2">Isto posto, mando retificar a guia de execução penal, fazendo constar como data-base para a próxima progressão de regime a última prisão do apenado, 24.02.2021.</text:p>
      <text:p text:style-name="P2">P.R.I. Atualize-se a GEP. Ciência ao MP.</text:p>
      <text:p text:style-name="Standard"/>
      <text:p text:style-name="Standard"/>
      <text:p text:style-name="P3"><text:span text:style-name="Fonte_20_parág._20_padrão"><text:span text:style-name="T3">Trata-se de execução penal em desfavor do apenado acima nominado, em que o Ministério Público opinou pela retificação da GEP para fazer constar como data base para o calculo da progressão de regime a última prisão do apenado, quando foi preso em flagrante por novo crime, processo criminal nº 0801803-92.2022.8.20.5300, em 21.04.2022.</text:span></text:span></text:p>
      <text:p text:style-name="P3"><text:span text:style-name="Fonte_20_parág._20_padrão"><text:span text:style-name="T3">Intimada, a Defesa concordou com o parecer do Ministério Público.</text:span></text:span></text:p>
      <text:p text:style-name="P3"><text:span text:style-name="Fonte_20_parág._20_padrão"><text:span text:style-name="T3">Relatados.</text:span></text:span></text:p>
      <text:p text:style-name="P3"><text:span text:style-name="Fonte_20_parág._20_padrão"><text:span text:style-name="T3">Com razão o Ministério Público.</text:span></text:span></text:p>
      <text:p text:style-name="P3"><text:span text:style-name="Fonte_20_parág._20_padrão"><text:span text:style-name="T3">Isso porque as faltas graves de fuga (19.03.2022) e o novo crime (21.04.2022) foram homologadas na decisão de evento 105.</text:span></text:span></text:p>
      <text:p text:style-name="P3"><text:span text:style-name="Fonte_20_parág._20_padrão"><text:span text:style-name="T3">Contudo, a secretaria incorreu em erro material ao lançar as faltas graves na data da decisão que as homologou e regrediu o regime.</text:span></text:span></text:p>
      <text:p text:style-name="P3"><text:span text:style-name="Fonte_20_parág._20_padrão"><text:span text:style-name="T3">Nos termos da súmula n. 534 do STJ: A prática de falta grave interrompe a contagem do prazo para a progressão de regime de cumprimento de pena, o qual se reinicia </text:span></text:span><text:span text:style-name="Forte"><text:span text:style-name="T3">a partir do cometimento dessa infração. </text:span></text:span></text:p>
      <text:p text:style-name="P3"><text:span text:style-name="Fonte_20_parág._20_padrão"><text:span text:style-name="T3">Assim sendo, determino a retificação da GEP para fazer constar como data base para a progressão de regime 21.04.2022, a data da última prisão do apenado.</text:span></text:span></text:p>
      <text:p text:style-name="P3"><text:span text:style-name="Fonte_20_parág._20_padrão"><text:span text:style-name="T3">Corrija-se na GEP a aba incidentes concedidos nº 16440922 e a aba eventos.</text:span></text:span></text:p>
      <text:p text:style-name="P3"><text:span text:style-name="Fonte_20_parág._20_padrão"><text:span text:style-name="T3">P.R.I. Atualize-se a GEP. Ciência ao MP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western" style:family="paragraph" style:parent-style-name="Normal">
      <style:paragraph-properties fo:margin-top="0.176cm" fo:margin-bottom="0.176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pt" style:country-asian="BR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Fonte_20_parág._20_padrão" style:display-name="Fonte parág. padrão" style:family="text"/>
    <style:style style:name="Forte" style:family="text" style:parent-style-name="Fonte_20_parág._20_padrão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_64 LibreOffice_project/e80a0e0fd1875e1696614d24c32df0f95f03deb2</meta:generator>
    <meta:creation-date>2022-06-03T12:50:00Z</meta:creation-date>
    <dc:date>2023-01-19T16:04:53.876000000</dc:date>
    <meta:editing-cycles>3</meta:editing-cycles>
    <meta:editing-duration>PT2H37M48S</meta:editing-duration>
    <meta:document-statistic meta:table-count="0" meta:image-count="0" meta:object-count="0" meta:page-count="1" meta:paragraph-count="19" meta:word-count="379" meta:character-count="2306" meta:non-whitespace-character-count="1945"/>
    <meta:template xlink:type="simple" xlink:actuate="onRequest" xlink:title="" xlink:href="Normal.dotm"/>
  </office:meta>
</office:document-meta>
</file>